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F0000006B3A4BC0972C6126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c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593cm" svg:height="2.83cm" svg:x="2.807cm" svg:y="0.57cm">
          <draw:image xlink:href="Pictures/100000000000011F0000006B3A4BC0972C61262D.png" xlink:type="simple" xlink:show="embed" xlink:actuate="onLoad">
            <text:p/>
          </draw:image>
        </draw:frame>
        <draw:line draw:style-name="gr2" draw:text-style-name="P2" draw:layer="layout" svg:x1="0.5cm" svg:y1="1.1cm" svg:x2="3cm" svg:y2="1.3cm">
          <text:p/>
        </draw:line>
        <draw:line draw:style-name="gr2" draw:text-style-name="P2" draw:layer="layout" svg:x1="3.2cm" svg:y1="1.5cm" svg:x2="3.3cm" svg:y2="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11:27:36.669000000</meta:creation-date>
    <dc:date>2016-01-26T11:30:53.428000000</dc:date>
    <meta:editing-duration>PT3M16S</meta:editing-duration>
    <meta:editing-cycles>1</meta:editing-cycles>
    <meta:document-statistic meta:object-count="3"/>
    <meta:generator>LibreOffice/5.0.4.2$Windows_x86 LibreOffice_project/2b9802c1994aa0b7dc6079e128979269cf95bc78</meta:generator>
  </office:meta>
</office:document-meta>
</file>